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60000003DF708302A.png"/>
  <manifest:file-entry manifest:media-type="image/png" manifest:full-path="Pictures/100002010000044E00000280FFAB39FB.png"/>
  <manifest:file-entry manifest:media-type="image/png" manifest:full-path="Pictures/10000201000004580000027EEDC9EE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10.091cm" draw:z-index="0"><draw:image xlink:href="Pictures/10000201000004580000027EEDC9EEB3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áficos2" text:anchor-type="paragraph" svg:width="17.59cm" svg:height="10.215cm" draw:z-index="1"><draw:image xlink:href="Pictures/100002010000044E00000280FFAB39FB.png" xlink:type="simple" xlink:show="embed" xlink:actuate="onLoad"/></draw:frame></text:p>
      <text:p text:style-name="Standard"/>
      <text:p text:style-name="Standard"/>
      <text:p text:style-name="Standard"><draw:frame draw:style-name="fr1" draw:name="gráficos3" text:anchor-type="paragraph" svg:width="17.59cm" svg:height="1.057cm" draw:z-index="2"><draw:image xlink:href="Pictures/10000201000003F60000003DF708302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z Ramz</meta:initial-creator>
    <meta:creation-date>2022-02-13T23:28:15.98</meta:creation-date>
    <dc:date>2022-02-13T23:33:53.43</dc:date>
    <dc:creator>Luz Ramz</dc:creator>
    <meta:editing-duration>PT2M30S</meta:editing-duration>
    <meta:editing-cycles>2</meta:editing-cycles>
    <meta:generator>OpenOffice/4.1.9$Win32 OpenOffice.org_project/419m1$Build-9805</meta:generator>
    <meta:document-statistic meta:table-count="0" meta:image-count="3" meta:object-count="0" meta:page-count="2" meta:paragraph-count="0" meta:word-count="0" meta:character-count="0"/>
  </office:meta>
</office:document-meta>
</file>